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UDP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UDP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UDP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UDPListener.getInstance( ILateralCacheAttributes i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teralCacheUDPListener.get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UDPListener.LateralCacheUDP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ateralCacheUDPListener.handlePut( ICacheElement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UDP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teralCacheUDP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UDPListener.handleRemove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